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astonbury</text:p>
      <text:p text:style-name="P1"/>
      <text:p text:style-name="P1">29 June 2025</text:p>
      <text:p text:style-name="P1"/>
      <text:p text:style-name="P1">Has a red line been totally crossed by Glastonbury? A Muslim on the stage at Glasto with a death chant against the IDF. Using muslim words....ie Inshallah......so the punks are now muslim? </text:p>
      <text:p text:style-name="P1">There seems a real sense of outrage at what has been said. But will it all blow over in a few days? But Lucy Connelly got 31 month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29T10:44:53.29</meta:creation-date>
    <meta:document-statistic meta:table-count="0" meta:image-count="0" meta:object-count="0" meta:page-count="1" meta:paragraph-count="4" meta:word-count="64" meta:character-count="344"/>
    <dc:date>2025-06-29T11:06:33.20</dc:date>
    <meta:editing-duration>PT6M39S</meta:editing-duration>
    <meta:editing-cycles>1</meta:editing-cycles>
    <meta:generator>OpenOffice/4.1.15$Win32 OpenOffice.org_project/4115m2$Build-9813</meta:generator>
  </office:meta>
</office:document-meta>
</file>